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3.1305in"/>
    </style:style>
    <style:style style:name="TableColumn4" style:family="table-column">
      <style:table-column-properties style:column-width="3.1305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olumn26" style:family="table-column">
      <style:table-column-properties style:column-width="0.8875in"/>
    </style:style>
    <style:style style:name="TableColumn27" style:family="table-column">
      <style:table-column-properties style:column-width="0.7312in"/>
    </style:style>
    <style:style style:name="TableColumn28" style:family="table-column">
      <style:table-column-properties style:column-width="1.3875in"/>
    </style:style>
    <style:style style:name="TableColumn29" style:family="table-column">
      <style:table-column-properties style:column-width="2.0201in"/>
    </style:style>
    <style:style style:name="TableColumn30" style:family="table-column">
      <style:table-column-properties style:column-width="1.2347in"/>
    </style:style>
    <style:style style:name="Table25" style:family="table">
      <style:table-properties style:width="6.2611in" fo:margin-left="0in" table:align="left"/>
    </style:style>
    <style:style style:name="TableRow31" style:family="table-row">
      <style:table-row-properties style:min-row-height="0.2381in"/>
    </style:style>
    <style:style style:name="TableCell32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4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6" style:family="table-cell">
      <style:table-cell-properties fo:border="0.0069in solid #000000" fo:background-color="#D5DCE4" style:writing-mode="lr-tb" fo:padding-top="0in" fo:padding-left="0.0069in" fo:padding-bottom="0in" fo:padding-right="0.0069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8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2" style:family="table-row">
      <style:table-row-properties style:min-row-height="0.218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 style:min-row-height="0.2284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 style:min-row-height="0.218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 style:min-row-height="0.218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 style:min-row-height="0.21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 style:min-row-height="0.2284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 style:min-row-height="0.218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 style:min-row-height="0.218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 style:min-row-height="0.218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 style:min-row-height="0.218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 style:min-row-height="0.218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Row169" style:family="table-row">
      <style:table-row-properties style:min-row-height="0.218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Row180" style:family="table-row">
      <style:table-row-properties style:min-row-height="0.218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Row191" style:family="table-row">
      <style:table-row-properties style:min-row-height="0.218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 style:min-row-height="0.218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 style:min-row-height="0.218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 style:min-row-height="0.218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069in" fo:padding-bottom="0in" fo:padding-right="0.0069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 style:min-row-height="0.218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Row246" style:family="table-row">
      <style:table-row-properties style:min-row-height="0.218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069in" fo:padding-bottom="0in" fo:padding-right="0.0069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Row257" style:family="table-row">
      <style:table-row-properties style:min-row-height="0.218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P266" style:parent-style-name="Normal" style:family="paragraph">
      <style:paragraph-properties fo:margin-bottom="0in" fo:line-height="100%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Row270" style:family="table-row">
      <style:table-row-properties style:min-row-height="0.218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Row281" style:family="table-row">
      <style:table-row-properties style:min-row-height="0.218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Row292" style:family="table-row">
      <style:table-row-properties style:min-row-height="0.218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Row303" style:family="table-row">
      <style:table-row-properties style:min-row-height="0.218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Row314" style:family="table-row">
      <style:table-row-properties style:min-row-height="0.218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Row325" style:family="table-row">
      <style:table-row-properties style:min-row-height="0.218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 style:min-row-height="0.218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Row347" style:family="table-row">
      <style:table-row-properties style:min-row-height="0.218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Row358" style:family="table-row">
      <style:table-row-properties style:min-row-height="0.218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Row369" style:family="table-row">
      <style:table-row-properties style:min-row-height="0.218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Row380" style:family="table-row">
      <style:table-row-properties style:min-row-height="0.218in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margin-bottom="0in" fo:line-height="100%"/>
    </style:style>
    <style:style style:name="P387" style:parent-style-name="Normal" style:family="paragraph">
      <style:paragraph-properties fo:margin-bottom="0in" fo:line-height="100%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Row393" style:family="table-row">
      <style:table-row-properties style:min-row-height="0.218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Row404" style:family="table-row">
      <style:table-row-properties style:min-row-height="0.218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069in" fo:padding-bottom="0in" fo:padding-right="0.0069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Row415" style:family="table-row">
      <style:table-row-properties style:min-row-height="0.218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Row426" style:family="table-row">
      <style:table-row-properties style:min-row-height="0.218in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069in" fo:padding-bottom="0in" fo:padding-right="0.0069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Row437" style:family="table-row">
      <style:table-row-properties style:min-row-height="0.218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069in" fo:padding-bottom="0in" fo:padding-right="0.0069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Row448" style:family="table-row">
      <style:table-row-properties style:min-row-height="0.218in"/>
    </style:style>
    <style:style style:name="TableCell449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Row459" style:family="table-row">
      <style:table-row-properties style:min-row-height="0.218in"/>
    </style:style>
    <style:style style:name="TableCell460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Row470" style:family="table-row">
      <style:table-row-properties style:min-row-height="0.218in"/>
    </style:style>
    <style:style style:name="TableCell471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Row481" style:family="table-row">
      <style:table-row-properties style:min-row-height="0.218in"/>
    </style:style>
    <style:style style:name="TableCell48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Row492" style:family="table-row">
      <style:table-row-properties style:min-row-height="0.218in"/>
    </style:style>
    <style:style style:name="TableCell49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</style:style>
    <style:style style:name="TableCell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Row503" style:family="table-row">
      <style:table-row-properties style:min-row-height="0.218in"/>
    </style:style>
    <style:style style:name="TableCell504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000000" style:writing-mode="lr-tb" fo:padding-top="0in" fo:padding-left="0.0069in" fo:padding-bottom="0in" fo:padding-right="0.0069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Row514" style:family="table-row">
      <style:table-row-properties style:min-row-height="0.218in"/>
    </style:style>
    <style:style style:name="TableCell515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000000" style:writing-mode="lr-tb" fo:padding-top="0in" fo:padding-left="0.0069in" fo:padding-bottom="0in" fo:padding-right="0.0069in"/>
    </style:style>
    <style:style style:name="P520" style:parent-style-name="Normal" style:family="paragraph">
      <style:paragraph-properties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TableRow525" style:family="table-row">
      <style:table-row-properties style:min-row-height="0.218in"/>
    </style:style>
    <style:style style:name="TableCell526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</style:style>
    <style:style style:name="TableRow536" style:family="table-row">
      <style:table-row-properties style:min-row-height="0.218in"/>
    </style:style>
    <style:style style:name="TableCell537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ableRow547" style:family="table-row">
      <style:table-row-properties style:min-row-height="0.218in"/>
    </style:style>
    <style:style style:name="TableCell548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</style:style>
    <style:style style:name="TableCell552" style:family="table-cell">
      <style:table-cell-properties fo:border="0.0069in solid #000000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TableRow558" style:family="table-row">
      <style:table-row-properties style:min-row-height="0.218in"/>
    </style:style>
    <style:style style:name="TableCell559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</style:style>
    <style:style style:name="TableCell563" style:family="table-cell">
      <style:table-cell-properties fo:border="0.0069in solid #000000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margin-bottom="0in" fo:line-height="10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Row569" style:family="table-row">
      <style:table-row-properties style:min-row-height="0.218in"/>
    </style:style>
    <style:style style:name="TableCell570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069in" fo:padding-bottom="0in" fo:padding-right="0.0069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Row580" style:family="table-row">
      <style:table-row-properties style:min-row-height="0.218in"/>
    </style:style>
    <style:style style:name="TableCell581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ableCell585" style:family="table-cell">
      <style:table-cell-properties fo:border="0.0069in solid #000000" style:writing-mode="lr-tb" fo:padding-top="0in" fo:padding-left="0.0069in" fo:padding-bottom="0in" fo:padding-right="0.0069in"/>
    </style:style>
    <style:style style:name="P586" style:parent-style-name="Normal" style:family="paragraph">
      <style:paragraph-properties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Row591" style:family="table-row">
      <style:table-row-properties style:min-row-height="0.218in"/>
    </style:style>
    <style:style style:name="TableCell59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ableCell596" style:family="table-cell">
      <style:table-cell-properties fo:border="0.0069in solid #000000" style:writing-mode="lr-tb" fo:padding-top="0in" fo:padding-left="0.0069in" fo:padding-bottom="0in" fo:padding-right="0.0069in"/>
    </style:style>
    <style:style style:name="P597" style:parent-style-name="Normal" style:family="paragraph">
      <style:paragraph-properties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ableRow602" style:family="table-row">
      <style:table-row-properties style:min-row-height="0.218in"/>
    </style:style>
    <style:style style:name="TableCell60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Cell607" style:family="table-cell">
      <style:table-cell-properties fo:border="0.0069in solid #000000" style:writing-mode="lr-tb" fo:padding-top="0in" fo:padding-left="0.0069in" fo:padding-bottom="0in" fo:padding-right="0.0069in"/>
    </style:style>
    <style:style style:name="P608" style:parent-style-name="Normal" style:family="paragraph">
      <style:paragraph-properties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ableRow613" style:family="table-row">
      <style:table-row-properties style:min-row-height="0.218in"/>
    </style:style>
    <style:style style:name="TableCell614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Cell618" style:family="table-cell">
      <style:table-cell-properties fo:border="0.0069in solid #000000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Row624" style:family="table-row">
      <style:table-row-properties style:min-row-height="0.218in"/>
    </style:style>
    <style:style style:name="TableCell6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ableCell629" style:family="table-cell">
      <style:table-cell-properties fo:border="0.0069in solid #000000" style:writing-mode="lr-tb" fo:padding-top="0in" fo:padding-left="0.0069in" fo:padding-bottom="0in" fo:padding-right="0.0069in"/>
    </style:style>
    <style:style style:name="P630" style:parent-style-name="Normal" style:family="paragraph">
      <style:paragraph-properties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ableRow635" style:family="table-row">
      <style:table-row-properties style:min-row-height="0.218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</style:style>
    <style:style style:name="TableCell640" style:family="table-cell">
      <style:table-cell-properties fo:border="0.0069in solid #000000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Row646" style:family="table-row">
      <style:table-row-properties style:min-row-height="0.218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ableCell651" style:family="table-cell">
      <style:table-cell-properties fo:border="0.0069in solid #000000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Row657" style:family="table-row">
      <style:table-row-properties style:min-row-height="0.218i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Row668" style:family="table-row">
      <style:table-row-properties style:min-row-height="0.218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069in" fo:padding-bottom="0in" fo:padding-right="0.0069in"/>
    </style:style>
    <style:style style:name="P674" style:parent-style-name="Normal" style:family="paragraph">
      <style:paragraph-properties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TableRow679" style:family="table-row">
      <style:table-row-properties style:min-row-height="0.218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069in" fo:padding-bottom="0in" fo:padding-right="0.0069in"/>
    </style:style>
    <style:style style:name="P685" style:parent-style-name="Normal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ableRow690" style:family="table-row">
      <style:table-row-properties style:min-row-height="0.218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</style:style>
    <style:style style:name="TableRow701" style:family="table-row">
      <style:table-row-properties style:min-row-height="0.218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000000" style:writing-mode="lr-tb" fo:padding-top="0in" fo:padding-left="0.0069in" fo:padding-bottom="0in" fo:padding-right="0.0069in"/>
    </style:style>
    <style:style style:name="P707" style:parent-style-name="Normal" style:family="paragraph">
      <style:paragraph-properties fo:margin-bottom="0in" fo:line-height="100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Row712" style:family="table-row">
      <style:table-row-properties style:min-row-height="0.218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</style:style>
    <style:style style:name="TableCell717" style:family="table-cell">
      <style:table-cell-properties fo:border="0.0069in solid #000000" style:writing-mode="lr-tb" fo:padding-top="0in" fo:padding-left="0.0069in" fo:padding-bottom="0in" fo:padding-right="0.0069in"/>
    </style:style>
    <style:style style:name="P718" style:parent-style-name="Normal" style:family="paragraph">
      <style:paragraph-properties fo:margin-bottom="0in" fo:line-height="100%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Row723" style:family="table-row">
      <style:table-row-properties style:min-row-height="0.218in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000000" style:writing-mode="lr-tb" fo:padding-top="0in" fo:padding-left="0.0069in" fo:padding-bottom="0in" fo:padding-right="0.0069in"/>
    </style:style>
    <style:style style:name="P729" style:parent-style-name="Normal" style:family="paragraph">
      <style:paragraph-properties fo:margin-bottom="0in" fo:line-height="100%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ableRow734" style:family="table-row">
      <style:table-row-properties style:min-row-height="0.218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</style:style>
    <style:style style:name="TableCell739" style:family="table-cell">
      <style:table-cell-properties fo:border="0.0069in solid #000000" style:writing-mode="lr-tb" fo:padding-top="0in" fo:padding-left="0.0069in" fo:padding-bottom="0in" fo:padding-right="0.0069in"/>
    </style:style>
    <style:style style:name="P740" style:parent-style-name="Normal" style:family="paragraph">
      <style:paragraph-properties fo:margin-bottom="0in" fo:line-height="100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ableRow745" style:family="table-row">
      <style:table-row-properties style:min-row-height="0.218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ableCell7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</style:style>
    <style:style style:name="TableRow756" style:family="table-row">
      <style:table-row-properties style:min-row-height="0.218in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ableRow767" style:family="table-row">
      <style:table-row-properties style:min-row-height="0.218in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73" style:parent-style-name="Normal" style:family="paragraph">
      <style:paragraph-properties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</style:style>
    <style:style style:name="TableRow778" style:family="table-row">
      <style:table-row-properties style:min-row-height="0.218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069in" fo:padding-bottom="0in" fo:padding-right="0.0069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</style:style>
    <style:style style:name="TableRow789" style:family="table-row">
      <style:table-row-properties style:min-row-height="0.218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000000" style:writing-mode="lr-tb" fo:padding-top="0in" fo:padding-left="0.0069in" fo:padding-bottom="0in" fo:padding-right="0.0069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</style:style>
    <style:style style:name="TableRow800" style:family="table-row">
      <style:table-row-properties style:min-row-height="0.218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TableCell805" style:family="table-cell">
      <style:table-cell-properties fo:border="0.0069in solid #000000" style:writing-mode="lr-tb" fo:padding-top="0in" fo:padding-left="0.0069in" fo:padding-bottom="0in" fo:padding-right="0.0069in"/>
    </style:style>
    <style:style style:name="P806" style:parent-style-name="Normal" style:family="paragraph">
      <style:paragraph-properties fo:margin-bottom="0in" fo:line-height="100%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</style:style>
    <style:style style:name="TableRow811" style:family="table-row">
      <style:table-row-properties style:min-row-height="0.218i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TableCell816" style:family="table-cell">
      <style:table-cell-properties fo:border="0.0069in solid #000000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margin-bottom="0in" fo:line-height="100%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ableRow822" style:family="table-row">
      <style:table-row-properties style:min-row-height="0.218i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</style:style>
    <style:style style:name="TableCell827" style:family="table-cell">
      <style:table-cell-properties fo:border="0.0069in solid #000000" style:writing-mode="lr-tb" fo:padding-top="0in" fo:padding-left="0.0069in" fo:padding-bottom="0in" fo:padding-right="0.0069in"/>
    </style:style>
    <style:style style:name="P828" style:parent-style-name="Normal" style:family="paragraph">
      <style:paragraph-properties fo:margin-bottom="0in" fo:line-height="100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</style:style>
    <style:style style:name="TableRow833" style:family="table-row">
      <style:table-row-properties style:min-row-height="0.218in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</style:style>
    <style:style style:name="TableCell838" style:family="table-cell">
      <style:table-cell-properties fo:border="0.0069in solid #000000" style:writing-mode="lr-tb" fo:padding-top="0in" fo:padding-left="0.0069in" fo:padding-bottom="0in" fo:padding-right="0.0069in"/>
    </style:style>
    <style:style style:name="P839" style:parent-style-name="Normal" style:family="paragraph">
      <style:paragraph-properties fo:margin-bottom="0in" fo:line-height="100%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Row844" style:family="table-row">
      <style:table-row-properties style:min-row-height="0.218in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</style:style>
    <style:style style:name="TableCell849" style:family="table-cell">
      <style:table-cell-properties fo:border="0.0069in solid #000000" style:writing-mode="lr-tb" fo:padding-top="0in" fo:padding-left="0.0069in" fo:padding-bottom="0in" fo:padding-right="0.0069in"/>
    </style:style>
    <style:style style:name="P850" style:parent-style-name="Normal" style:family="paragraph">
      <style:paragraph-properties fo:margin-bottom="0in" fo:line-height="100%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Row855" style:family="table-row">
      <style:table-row-properties style:min-row-height="0.218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069in" fo:padding-bottom="0in" fo:padding-right="0.0069in"/>
    </style:style>
    <style:style style:name="P861" style:parent-style-name="Normal" style:family="paragraph">
      <style:paragraph-properties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Row866" style:family="table-row">
      <style:table-row-properties style:min-row-height="0.218in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.0069in" fo:padding-bottom="0in" fo:padding-right="0.0069in"/>
    </style:style>
    <style:style style:name="P872" style:parent-style-name="Normal" style:family="paragraph">
      <style:paragraph-properties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ableRow877" style:family="table-row">
      <style:table-row-properties style:min-row-height="0.218in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</style:style>
    <style:style style:name="TableCell882" style:family="table-cell">
      <style:table-cell-properties fo:border="0.0069in solid #000000" style:writing-mode="lr-tb" fo:padding-top="0in" fo:padding-left="0.0069in" fo:padding-bottom="0in" fo:padding-right="0.0069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</style:style>
    <style:style style:name="TableColumn889" style:family="table-column">
      <style:table-column-properties style:column-width="0.8875in"/>
    </style:style>
    <style:style style:name="TableColumn890" style:family="table-column">
      <style:table-column-properties style:column-width="5.3736in"/>
    </style:style>
    <style:style style:name="Table888" style:family="table">
      <style:table-properties style:width="6.2611in" fo:margin-left="0in" table:align="left"/>
    </style:style>
    <style:style style:name="TableRow891" style:family="table-row">
      <style:table-row-properties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</style:style>
    <style:style style:name="P894" style:parent-style-name="Normal" style:family="paragraph">
      <style:paragraph-properties fo:margin-bottom="0in" fo:line-height="100%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</style:style>
    <style:style style:name="P897" style:parent-style-name="Normal" style:family="paragraph">
      <style:paragraph-properties fo:margin-bottom="0in" fo:line-height="100%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</style:style>
    <style:style style:name="P901" style:parent-style-name="Normal" style:family="paragraph">
      <style:paragraph-properties fo:margin-bottom="0in" fo:line-height="100%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ableRow904" style:family="table-row">
      <style:table-row-properties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margin-bottom="0in" fo:line-height="100%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</style:style>
    <style:style style:name="P924" style:parent-style-name="ListParagraph" style:family="paragraph"/>
    <style:style style:name="P925" style:parent-style-name="ListParagraph" style:family="paragraph"/>
    <style:style style:name="P926" style:parent-style-name="ListParagraph" style:family="paragraph"/>
    <style:style style:name="P927" style:parent-style-name="ListParagraph" style:family="paragraph"/>
    <style:style style:name="P928" style:parent-style-name="ListParagraph" style:family="paragraph"/>
    <style:style style:name="P929" style:parent-style-name="ListParagraph" style:family="paragraph"/>
  </office:automatic-styles>
  <office:body>
    <office:text text:use-soft-page-breaks="true">
      <text:h text:style-name="P1" text:outline-level="1">Dissertation Log</text:h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opic</text:p>
          </table:table-cell>
          <table:table-cell table:style-name="TableCell8">
            <text:p text:style-name="P9">Covid and Electricity consumption</text:p>
          </table:table-cell>
        </table:table-row>
        <table:table-row table:style-name="TableRow10">
          <table:table-cell table:style-name="TableCell11">
            <text:p text:style-name="P12">Name</text:p>
          </table:table-cell>
          <table:table-cell table:style-name="TableCell13">
            <text:p text:style-name="P14">Krishna Kunjumon</text:p>
          </table:table-cell>
        </table:table-row>
        <table:table-row table:style-name="TableRow15">
          <table:table-cell table:style-name="TableCell16">
            <text:p text:style-name="P17">Matriculation ID</text:p>
          </table:table-cell>
          <table:table-cell table:style-name="TableCell18">
            <text:p text:style-name="P19">40478289</text:p>
          </table:table-cell>
        </table:table-row>
        <table:table-row table:style-name="TableRow20">
          <table:table-cell table:style-name="TableCell21">
            <text:p text:style-name="P22">Supervisor</text:p>
          </table:table-cell>
          <table:table-cell table:style-name="TableCell23">
            <text:p text:style-name="P24">Stefano Cherubin</text:p>
          </table:table-cell>
        </table:table-row>
      </table:table>
      <text:p text:style-name="Normal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Date</text:p>
          </table:table-cell>
          <table:table-cell table:style-name="TableCell34">
            <text:p text:style-name="P35">Meeting</text:p>
          </table:table-cell>
          <table:table-cell table:style-name="TableCell36">
            <text:p text:style-name="P37">Deadline</text:p>
          </table:table-cell>
          <table:table-cell table:style-name="TableCell38">
            <text:p text:style-name="P39">Task</text:p>
          </table:table-cell>
          <table:table-cell table:style-name="TableCell40">
            <text:p text:style-name="P41">Comment</text:p>
          </table:table-cell>
        </table:table-row>
        <table:table-row table:style-name="TableRow42">
          <table:table-cell table:style-name="TableCell43">
            <text:p text:style-name="P44">04/06/2021</text:p>
          </table:table-cell>
          <table:table-cell table:style-name="TableCell45">
            <text:p text:style-name="P46">M</text:p>
          </table:table-cell>
          <table:table-cell table:style-name="TableCell47">
            <text:p text:style-name="P48"/>
          </table:table-cell>
          <table:table-cell table:style-name="TableCell49">
            <text:p text:style-name="P50">M: Discussed on topic and work to be done.<text:s/>Latex, Github. Template, Bibtex, Data</text:p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05/06/2021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Went through the topics discussed.</text:p>
            <text:p text:style-name="P63">Setup Template – Overleaf</text:p>
            <text:p text:style-name="P64">Setup Github Repository</text:p>
          </table:table-cell>
          <table:table-cell table:style-name="TableCell65">
            <text:p text:style-name="P66">Setup succesfully</text:p>
          </table:table-cell>
        </table:table-row>
        <table:table-row table:style-name="TableRow67">
          <table:table-cell table:style-name="TableCell68">
            <text:p text:style-name="P69">06/06/2021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07/06/2021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08/06/2021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Preparing alternate plans</text:p>
          </table:table-cell>
          <table:table-cell table:style-name="TableCell98">
            <text:p text:style-name="P99">3 plans set out:</text:p>
            <text:p text:style-name="P100">Plan A:<text:s/>Research with hospital data</text:p>
            <text:p text:style-name="P101">Plan B: Commercial building data</text:p>
            <text:p text:style-name="P102">Plan C: General data with new point of interest.</text:p>
          </table:table-cell>
        </table:table-row>
        <table:table-row table:style-name="TableRow103">
          <table:table-cell table:style-name="TableCell104">
            <text:p text:style-name="P105">09/06/2021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10/06/2021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11/06/2021</text:p>
          </table:table-cell>
          <table:table-cell table:style-name="TableCell128">
            <text:p text:style-name="P129">M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Discussed on developing new alternate plans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12/06/2021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>Search for data on hospitals-<text:s/>random search</text:p>
          </table:table-cell>
          <table:table-cell table:style-name="TableCell145">
            <text:p text:style-name="P146">Hospital data unavailable</text:p>
          </table:table-cell>
        </table:table-row>
        <table:table-row table:style-name="TableRow147">
          <table:table-cell table:style-name="TableCell148">
            <text:p text:style-name="P149">13/06/2021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Search for data on hospitals – wrt previous researches</text:p>
          </table:table-cell>
          <table:table-cell table:style-name="TableCell156">
            <text:p text:style-name="P157">All data from hospitals directly. No data available as open source.</text:p>
          </table:table-cell>
        </table:table-row>
        <table:table-row table:style-name="TableRow158">
          <table:table-cell table:style-name="TableCell159">
            <text:p text:style-name="P160">14/06/2021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>Search for commercial building data</text:p>
          </table:table-cell>
          <table:table-cell table:style-name="TableCell167">
            <text:p text:style-name="P168">No recent data<text:s/>available. Research papers referred site for data identified, but data is not current.</text:p>
          </table:table-cell>
        </table:table-row>
        <text:soft-page-break/>
        <table:table-row table:style-name="TableRow169">
          <table:table-cell table:style-name="TableCell170">
            <text:p text:style-name="P171">15/06/2021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>Search for alternate plan data – general data</text:p>
          </table:table-cell>
          <table:table-cell table:style-name="TableCell178">
            <text:p text:style-name="P179">General data available, but scattered with respect to country, weather</text:p>
          </table:table-cell>
        </table:table-row>
        <table:table-row table:style-name="TableRow180">
          <table:table-cell table:style-name="TableCell181">
            <text:p text:style-name="P182">16/06/2021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>Search for<text:s/>general data, Developing new point of interest in research, literature review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7/06/2021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>Gathering required data, Developing new point of interest in research, literature review</text:p>
          </table:table-cell>
          <table:table-cell table:style-name="TableCell200">
            <text:p text:style-name="P201">Identified different data sources. Carried out literature review</text:p>
          </table:table-cell>
        </table:table-row>
        <table:table-row table:style-name="TableRow202">
          <table:table-cell table:style-name="TableCell203">
            <text:p text:style-name="P204">18/06/2021</text:p>
          </table:table-cell>
          <table:table-cell table:style-name="TableCell205">
            <text:p text:style-name="P206">M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Discussed Development on alternate plan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19/06/2021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>Gathered data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0/06/2021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>Gathered data, identifying the best suitable ones to be used in research.</text:p>
          </table:table-cell>
          <table:table-cell table:style-name="TableCell233">
            <text:p text:style-name="P234">Decided on proceeding with Ontario dataset. Latest Load, weather, mobility data<text:s/>readily available.</text:p>
          </table:table-cell>
        </table:table-row>
        <table:table-row table:style-name="TableRow235">
          <table:table-cell table:style-name="TableCell236">
            <text:p text:style-name="P237">21/06/2021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>Pre-processing data: Combining data: combining last 4 years load, weather, 2-year mobility data from different sources into a single file based on the date on the data.</text:p>
          </table:table-cell>
          <table:table-cell table:style-name="TableCell244">
            <text:p text:style-name="P245">Successfully created a data frame with all the<text:s/>necessary data combined.<text:s/></text:p>
          </table:table-cell>
        </table:table-row>
        <table:table-row table:style-name="TableRow246">
          <table:table-cell table:style-name="TableCell247">
            <text:p text:style-name="P248">22/06/2021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>Literature review on usage of mobility data. Started performing time series analysis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23/06/2021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>Time series analysis,<text:s/></text:p>
            <text:p text:style-name="P266">Data Cleaning-Correcting tables, column names, missing values,</text:p>
            <text:p text:style-name="P267">Updating github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24/06/2021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>Intial report, Framing research question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25/06/2021</text:p>
          </table:table-cell>
          <table:table-cell table:style-name="TableCell284">
            <text:p text:style-name="P285">M</text:p>
          </table:table-cell>
          <table:table-cell table:style-name="TableCell286">
            <text:p text:style-name="P287"/>
          </table:table-cell>
          <table:table-cell table:style-name="TableCell288">
            <text:p text:style-name="P289">Worked on research question, Came across hospital data, but could not be used due to lack of energy data of hospitals.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26/06/2021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>Focussed on smart grid, studying the impact of<text:s/>covid on the resilience and flexibility of grid to identify<text:s/><text:soft-page-break/>the scope of ML and its implementation.<text:s/>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27/06/2021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28/06/2021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29/06/2021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>Developed a research question and aim.</text:p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30/06/2021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>Preparing intial report and Research<text:s/>proposal.</text:p>
          </table:table-cell>
          <table:table-cell table:style-name="TableCell345">
            <text:p text:style-name="P346">Prepared research question and initial report</text:p>
          </table:table-cell>
        </table:table-row>
        <table:table-row table:style-name="TableRow347">
          <table:table-cell table:style-name="TableCell348">
            <text:p text:style-name="P349">01/07/2021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02/07/2021</text:p>
          </table:table-cell>
          <table:table-cell table:style-name="TableCell361">
            <text:p text:style-name="P362">M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03/07/2021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04/07/2021</text:p>
          </table:table-cell>
          <table:table-cell table:style-name="TableCell383">
            <text:p text:style-name="P384"/>
          </table:table-cell>
          <table:table-cell table:style-name="TableCell385">
            <text:p text:style-name="P386">1.Framing Research Question.</text:p>
            <text:p text:style-name="P387">2.Initial report Modification</text:p>
            <text:p text:style-name="P388">3.EDA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05/07/2021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06/07/2021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07/07/2021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08/07/2021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09/07/2021</text:p>
          </table:table-cell>
          <table:table-cell table:style-name="TableCell440">
            <text:p text:style-name="P441">M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>Shared initial report and plan research question updated.</text:p>
          </table:table-cell>
        </table:table-row>
        <table:table-row table:style-name="TableRow448">
          <table:table-cell table:style-name="TableCell449">
            <text:p text:style-name="P450">10/07/2021</text:p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11/07/2021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Assessing Flexibility: ML Approach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>
            <text:p text:style-name="P472">12/07/2021</text:p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13/07/2021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14/07/2021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15/07/2021</text:p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16/07/2021</text:p>
          </table:table-cell>
          <table:table-cell table:style-name="TableCell517">
            <text:p text:style-name="P518">M</text:p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>17/07/2021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>18/07/2021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Assessing Flexibility: ML Approach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>19/07/2021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>20/07/2021</text:p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>21/07/2021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22/07/2021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>23/07/2021</text:p>
          </table:table-cell>
          <table:table-cell table:style-name="TableCell594">
            <text:p text:style-name="P595">M</text:p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24/07/2021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25/07/2021</text:p>
          </table:table-cell>
          <table:table-cell table:style-name="TableCell616">
            <text:p text:style-name="P617"/>
          </table:table-cell>
          <table:table-cell table:style-name="TableCell618">
            <text:p text:style-name="P619">Model Evaluation</text:p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</table:table-row>
        <text:soft-page-break/>
        <table:table-row table:style-name="TableRow624">
          <table:table-cell table:style-name="TableCell625">
            <text:p text:style-name="P626">26/07/2021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>Refreshing the work done so far.</text:p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>27/07/2021</text:p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>Visualising data</text:p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28/07/2021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>EDA techniques</text:p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29/07/2021</text:p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30/07/2021</text:p>
          </table:table-cell>
          <table:table-cell table:style-name="TableCell671">
            <text:p text:style-name="P672">M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31/07/2021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>01/08/2021</text:p>
          </table:table-cell>
          <table:table-cell table:style-name="TableCell693">
            <text:p text:style-name="P694"/>
          </table:table-cell>
          <table:table-cell table:style-name="TableCell695">
            <text:p text:style-name="P696">Results and Finding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02/08/2021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03/08/2021</text:p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>04/08/2021</text:p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</table:table-row>
        <table:table-row table:style-name="TableRow734">
          <table:table-cell table:style-name="TableCell735">
            <text:p text:style-name="P736">05/08/2021</text:p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06/08/2021</text:p>
          </table:table-cell>
          <table:table-cell table:style-name="TableCell748">
            <text:p text:style-name="P749">M</text:p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</table:table-row>
        <table:table-row table:style-name="TableRow756">
          <table:table-cell table:style-name="TableCell757">
            <text:p text:style-name="P758">07/08/2021</text:p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08/08/2021</text:p>
          </table:table-cell>
          <table:table-cell table:style-name="TableCell770">
            <text:p text:style-name="P771"/>
          </table:table-cell>
          <table:table-cell table:style-name="TableCell772">
            <text:p text:style-name="P773">Smart grid Review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09/08/2021</text:p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>
            <text:p text:style-name="P791">10/08/2021</text:p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</table:table-row>
        <table:table-row table:style-name="TableRow800">
          <table:table-cell table:style-name="TableCell801">
            <text:p text:style-name="P802">11/08/2021</text:p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12/08/2021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</table:table-row>
        <table:table-row table:style-name="TableRow822">
          <table:table-cell table:style-name="TableCell823">
            <text:p text:style-name="P824">13/08/2021</text:p>
          </table:table-cell>
          <table:table-cell table:style-name="TableCell825">
            <text:p text:style-name="P826">M</text:p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</table:table-row>
        <table:table-row table:style-name="TableRow833">
          <table:table-cell table:style-name="TableCell834">
            <text:p text:style-name="P835">14/08/2021</text:p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15/08/2021</text:p>
          </table:table-cell>
          <table:table-cell table:style-name="TableCell847">
            <text:p text:style-name="P848"/>
          </table:table-cell>
          <table:table-cell table:style-name="TableCell849">
            <text:p text:style-name="P850">Documentation</text:p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</table:table-row>
        <table:table-row table:style-name="TableRow855">
          <table:table-cell table:style-name="TableCell856">
            <text:p text:style-name="P857">16/08/2021</text:p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</table:table-row>
        <table:table-row table:style-name="TableRow866">
          <table:table-cell table:style-name="TableCell867">
            <text:p text:style-name="P868">17/08/2021</text:p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</table:table-row>
        <table:table-row table:style-name="TableRow877">
          <table:table-cell table:style-name="TableCell878">
            <text:p text:style-name="P879">18/08/2021</text:p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</table:table-row>
      </table:table>
      <text:p text:style-name="Normal"/>
      <text:h text:style-name="Heading2" text:outline-level="2">Weekly Update and Meeting insight:</text:h>
      <table:table table:style-name="Table888">
        <table:table-columns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p text:style-name="P893">04/06/2021</text:p>
            <text:p text:style-name="P894"/>
          </table:table-cell>
          <table:table-cell table:style-name="TableCell895">
            <text:p text:style-name="P896">Had the first meeting with supervisor. Shared the proposal and initial report for reference. Discussed on the topic and challenges to be<text:s/>addressed. Data for research is a major challenge. Discussed on finding data. If not alterative approaches that could be made on the data. Discussed about the writing- should be more of critical than descriptive. Discussed on template for dissertation, Glossary, Bibtex, Latex, github etc.</text:p>
            <text:p text:style-name="P897"/>
          </table:table-cell>
        </table:table-row>
        <table:table-row table:style-name="TableRow898">
          <table:table-cell table:style-name="TableCell899">
            <text:p text:style-name="P900">11/06/2021</text:p>
            <text:p text:style-name="P901"/>
          </table:table-cell>
          <table:table-cell table:style-name="TableCell902">
            <text:p text:style-name="P903">Setup template, github repository. Data not found. Alternate plans made. Focussed on finding suitable dataset for research. Developed alternative approaches</text:p>
          </table:table-cell>
        </table:table-row>
        <table:table-row table:style-name="TableRow904">
          <table:table-cell table:style-name="TableCell905">
            <text:p text:style-name="P906">18/06/2021</text:p>
          </table:table-cell>
          <table:table-cell table:style-name="TableCell907">
            <text:p text:style-name="P908">Alternate plans discussed. Started on finding suitable dataset.</text:p>
          </table:table-cell>
        </table:table-row>
        <table:table-row table:style-name="TableRow909">
          <table:table-cell table:style-name="TableCell910">
            <text:p text:style-name="P911">25/06/2021</text:p>
          </table:table-cell>
          <table:table-cell table:style-name="TableCell912">
            <text:p text:style-name="P913"/>
          </table:table-cell>
        </table:table-row>
        <table:table-row table:style-name="TableRow914"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</table:table-row>
        <table:table-row table:style-name="TableRow919"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roject Plan:</text:p>
      <text:p text:style-name="Normal">Data Mining:</text:p>
      <text:list text:style-name="LFO1" text:continue-numbering="true">
        <text:list-item>
          <text:p text:style-name="P924">Business Understanding:</text:p>
        </text:list-item>
      </text:list>
      <text:p text:style-name="ListParagraph">Project Goal and requirements</text:p>
      <text:p text:style-name="ListParagraph">Determine business Objective: project target, what customer wants to achieve, factors<text:s/>effecting result.</text:p>
      <text:p text:style-name="ListParagraph">Access Situation: detailed analysis of facts, resources, constrains, assumptions.</text:p>
      <text:soft-page-break/>
      <text:p text:style-name="ListParagraph">Determine data mining goals:<text:s/></text:p>
      <text:p text:style-name="ListParagraph">Produce a project plan: expected steps to perform.</text:p>
      <text:p text:style-name="ListParagraph"/>
      <text:list text:style-name="LFO1" text:continue-numbering="true">
        <text:list-item>
          <text:p text:style-name="P925">Data understanding</text:p>
        </text:list-item>
        <text:list-item>
          <text:p text:style-name="P926">Dta Preparation</text:p>
        </text:list-item>
        <text:list-item>
          <text:p text:style-name="P927">Modelling</text:p>
        </text:list-item>
        <text:list-item>
          <text:p text:style-name="P928">Evaluation</text:p>
        </text:list-item>
        <text:list-item>
          <text:p text:style-name="P929">Deployment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hna Kunjumon</meta:initial-creator>
    <dc:creator>Krishna Kunjumon</dc:creator>
    <meta:creation-date>2021-06-21T09:49:00Z</meta:creation-date>
    <dc:date>2021-07-30T04:28:00Z</dc:date>
    <meta:template xlink:href="Normal" xlink:type="simple"/>
    <meta:editing-cycles>19</meta:editing-cycles>
    <meta:editing-duration>PT1233120S</meta:editing-duration>
    <meta:document-statistic meta:page-count="6" meta:paragraph-count="10" meta:word-count="754" meta:character-count="5047" meta:row-count="35" meta:non-whitespace-character-count="4303"/>
  </office:meta>
</office:document-meta>
</file>